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c0a3" officeooo:paragraph-rsid="000ec0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stdio.h&gt;</text:p>
      <text:p text:style-name="P1">#include&lt;stdlib.h&gt;</text:p>
      <text:p text:style-name="P1"/>
      <text:p text:style-name="P1">int main()</text:p>
      <text:p text:style-name="P1">{</text:p>
      <text:p text:style-name="P1"><text:s text:c="4"/>int n,i,**que=NULL,*grp=NULL, j;</text:p>
      <text:p text:style-name="P1"><text:s text:c="4"/>scanf("%d",&amp;n);</text:p>
      <text:p text:style-name="P1"><text:s text:c="4"/>que=(int **)calloc(n,sizeof(int));</text:p>
      <text:p text:style-name="P1"><text:s text:c="4"/>grp=(int *)calloc(n,sizeof(int));</text:p>
      <text:p text:style-name="P1"><text:s text:c="4"/>for(i=0;i&lt;n;i++)</text:p>
      <text:p text:style-name="P1"><text:s text:c="4"/>{</text:p>
      <text:p text:style-name="P1"><text:s text:c="8"/>scanf("%d",&amp;grp[i]);</text:p>
      <text:p text:style-name="P1"><text:s text:c="8"/>que[i]=(int *)calloc(grp[i],sizeof(int));</text:p>
      <text:p text:style-name="P1"><text:s text:c="8"/>for(int j=0;j&lt;grp[i];j++)</text:p>
      <text:p text:style-name="P1"><text:s text:c="12"/>scanf("%d",&amp;que[i][j]);</text:p>
      <text:p text:style-name="P1"><text:s text:c="4"/>}</text:p>
      <text:p text:style-name="P1"><text:s text:c="4"/>printf("%d\n",n);</text:p>
      <text:p text:style-name="P1"><text:s text:c="4"/>for(i=0;i&lt;n;i++,printf("\n"))</text:p>
      <text:p text:style-name="P1"><text:s text:c="4"/>{</text:p>
      <text:p text:style-name="P1"><text:s text:c="9"/>printf("%d\t",grp[i]);</text:p>
      <text:p text:style-name="P1"><text:s text:c="9"/>for(j=0;j&lt;grp[i];j++)</text:p>
      <text:p text:style-name="P1"><text:s text:c="9"/>printf("%d\t",que[i][j]);</text:p>
      <text:p text:style-name="P1"><text:s text:c="4"/>}</text:p>
      <text:p text:style-name="P1"><text:s text:c="3"/></text:p>
      <text:p text:style-name="P1"><text:s text:c="4"/>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6:02:14.238446962</meta:creation-date>
    <dc:date>2019-08-09T16:02:45.527418896</dc:date>
    <meta:editing-duration>PT31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30" meta:character-count="518" meta:non-whitespace-character-count="397"/>
  </office:meta>
</office:document-meta>
</file>